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sans-serif" fo:font-size="16pt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sans-serif" fo:font-size="10.6499996185303pt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sans-serif" fo:font-size="25.3500003814697pt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loext:padding="0in" loext:border="none"/>
    </style:style>
    <style:style style:name="P5" style:family="paragraph" style:parent-style-name="Standard">
      <style:paragraph-properties fo:margin-left="0.0091in" fo:margin-right="0.0091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Arial" fo:font-size="10.6499996185303pt" fo:letter-spacing="normal" fo:font-style="normal" fo:font-weight="normal" loext:padding="0in" loext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break-before="page"/>
      <style:text-properties style:font-name="sans-serif" fo:font-size="16pt" loext:padding="0in" loext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sans-serif" fo:font-size="10.6499996185303pt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frame" style:horizontal-pos="from-left" style:horizontal-rel="frame" fo:padding="0in" fo:border="none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in" svg:y="0in" svg:width="9.602in" draw:z-index="0">
        <draw:text-box fo:min-height="7.2035in">
          <draw:frame draw:style-name="fr2" draw:name="Frame2" text:anchor-type="frame" svg:x="0in" svg:y="0in" svg:width="9.602in" draw:z-index="1">
            <draw:text-box fo:min-height="7.2035in">
              <draw:frame draw:style-name="fr2" draw:name="Frame3" text:anchor-type="frame" svg:x="0in" svg:y="0in" svg:width="9.602in" draw:z-index="2">
                <draw:text-box fo:min-height="7.2035in">
                  <text:p text:style-name="P3">Thread Pools</text:p>
                  <text:p text:style-name="P4">•</text:p>
                  <text:p text:style-name="P1">Advantages of </text:p>
                  <text:p text:style-name="P1">thread pools</text:p>
                  <text:p text:style-name="P1">: </text:p>
                  <text:p text:style-name="P1">-</text:p>
                  <text:p text:style-name="P1">Typically faster to service a request with an existing thread than create a new </text:p>
                  <text:p text:style-name="P1">thread (performance benefit)</text:p>
                  <text:p text:style-name="P1">-</text:p>
                  <text:p text:style-name="P1">Bounds the number of threads in a process</text:p>
                  <text:p text:style-name="P4">•</text:p>
                  <text:p text:style-name="P1">The only threads available are those in the thread pool</text:p>
                  <text:p text:style-name="P4">•</text:p>
                  <text:p text:style-name="P1">If the thread pool is empty, then the process must wait for a thread to re-enter </text:p>
                  <text:p text:style-name="P1">the pool before it can assign work to a thread</text:p>
                  <text:p text:style-name="P4">•</text:p>
                  <text:p text:style-name="P1">Without a bound on the number of threads in a process, it is possible for a </text:p>
                  <text:p text:style-name="P1">process to create so many threads that all of the system resources are </text:p>
                  <text:p text:style-name="P1">exhausted</text:p>
                  <text:p text:style-name="P2">10</text:p>
                </draw:text-box>
              </draw:frame>
              <text:p text:style-name="P3">Thread Pools</text:p>
              <text:p text:style-name="P4">•</text:p>
              <text:p text:style-name="P1">In applications where threads are repeatedly being created/destroyed </text:p>
              <text:p text:style-name="P1">thread </text:p>
              <text:p text:style-name="P1">pools</text:p>
              <text:p text:style-name="P1">might provide a performance benefit </text:p>
              <text:p text:style-name="P1">-</text:p>
              <text:p text:style-name="P1">Example: A server that spawns a new thread each time a client connects to the </text:p>
              <text:p text:style-name="P1">system and discards that thread when the client disconnects</text:p>
              <text:p text:style-name="P4">•</text:p>
              <text:p text:style-name="P1">A </text:p>
              <text:p text:style-name="P1">thread pool</text:p>
              <text:p text:style-name="P1">is a group of threads that have been pre-created and are </text:p>
              <text:p text:style-name="P1">available to do work as needed </text:p>
              <text:p text:style-name="P1">-</text:p>
              <text:p text:style-name="P1">Threads may be created when the process starts</text:p>
              <text:p text:style-name="P1">-</text:p>
              <text:p text:style-name="P1">A thread may be kept in a queue until it is needed</text:p>
              <text:p text:style-name="P1">-</text:p>
              <text:p text:style-name="P1">After a thread finishes, it is placed back into a queue until it is needed again</text:p>
              <text:p text:style-name="P1">-</text:p>
              <text:p text:style-name="P1">Avoids the extra time needed to spawn new threads when they’re needed</text:p>
              <text:p text:style-name="P2">9</text:p>
              <text:p text:style-name="P7"><text:bookmark text:name="pageContainer10"/></text:p>
              <text:section text:style-name="Sect1" text:name="pageContainer11">
                <text:p text:style-name="P5"/>
              </text:section>
              <text:p text:style-name="P2"/>
            </draw:text-box>
          </draw:frame>
          <text:p text:style-name="P1">Threads can be cancelled in a couple of ways </text:p>
          <text:p text:style-name="P1">-</text:p>
          <text:p text:style-name="P1">Asynchronous cancellation</text:p>
          <text:p text:style-name="P1">terminates the target thread immediately</text:p>
          <text:p text:style-name="P4">•</text:p>
          <text:p text:style-name="P1">Thread may be in the middle of writing data ... not so good</text:p>
          <text:p text:style-name="P1">-</text:p>
          <text:p text:style-name="P1">Deferred cancellation</text:p>
          <text:p text:style-name="P1">allows the target thread to periodically </text:p>
          <text:p text:style-name="P1">check if it should be cancelled</text:p>
          <text:p text:style-name="P4">•</text:p>
          <text:p text:style-name="P1">Allows thread to terminate itself in an orderly fashion</text:p>
          <text:p text:style-name="P1"/>
          <text:p text:style-name="P6"/>
          <text:section text:style-name="Sect1" text:name="pageContainer10">
            <text:p text:style-name="P5"/>
          </text:section>
          <text:p text:style-name="P1"/>
          <text:p text:style-name="P2">5</text:p>
        </draw:text-box>
      </draw:frame>
      <text:p text:style-name="Standard"/>
      <text:section text:style-name="Sect1" text:name="pageContainer6">
        <text:p text:style-name="P5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22:09:46.287973278</meta:creation-date>
    <dc:date>2018-02-18T22:32:22.186605445</dc:date>
    <meta:editing-duration>PT12M25S</meta:editing-duration>
    <meta:editing-cycles>1</meta:editing-cycles>
    <meta:document-statistic meta:table-count="0" meta:image-count="0" meta:object-count="0" meta:page-count="1" meta:paragraph-count="56" meta:word-count="279" meta:character-count="1477" meta:non-whitespace-character-count="1239"/>
    <meta:generator>LibreOffice/5.1.6.2$Linux_X86_64 LibreOffice_project/10m0$Build-2</meta:generator>
  </office:meta>
</office:document-meta>
</file>